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700000032A9E1387CAE1636AB.png" manifest:media-type="image/png"/>
  <manifest:file-entry manifest:full-path="Pictures/10000201000000C1000000459840795595B180FC.png" manifest:media-type="image/png"/>
  <manifest:file-entry manifest:full-path="Pictures/10000201000000E10000004FCB8B77616CF5517A.png" manifest:media-type="image/png"/>
  <manifest:file-entry manifest:full-path="Pictures/100002010000012D0000002F6025EA52380A4100.png" manifest:media-type="image/png"/>
  <manifest:file-entry manifest:full-path="Pictures/100002010000013900000065791C6185B2DC6432.png" manifest:media-type="image/png"/>
  <manifest:file-entry manifest:full-path="Pictures/10000201000000FE0000004AD758BDC30C5C9D0E.png" manifest:media-type="image/png"/>
  <manifest:file-entry manifest:full-path="Pictures/100002010000015A0000006D4694CC9B0B91F254.png" manifest:media-type="image/png"/>
  <manifest:file-entry manifest:full-path="Pictures/10000201000001CE0000005F4B124C0C7DC45E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b4891" officeooo:paragraph-rsid="000b4891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>
      <style:text-properties fo:font-size="12pt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72bf44" draw:marker-start-width="0.503cm" draw:marker-end-width="0.503cm" draw:fill-color="#ffffff" draw:textarea-horizontal-align="justify" draw:textarea-vertical-align="middle" draw:auto-grow-height="false" fo:min-height="1.961cm" fo:min-width="5.85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ffffff" fo:min-height="0.4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132cm" fo:min-width="0.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9cm" svg:stroke-color="#ed1c24" draw:marker-start-width="0.427cm" draw:marker-end-width="0.427cm" draw:fill-color="#ed1c24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72bf44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88cm" svg:y="0.785cm" svg:width="7.964cm" svg:height="1.244cm" draw:z-index="1"><draw:image xlink:href="Pictures/100002010000012D0000002F6025EA52380A4100.png" xlink:type="simple" xlink:show="embed" xlink:actuate="onLoad" loext:mime-type="image/png"/></draw:frame><draw:frame draw:style-name="fr1" draw:name="Image2" text:anchor-type="paragraph" svg:x="5.992cm" svg:y="2.828cm" svg:width="5.953cm" svg:height="2.062cm" draw:z-index="2"><draw:image xlink:href="Pictures/10000201000000E10000004FCB8B77616CF5517A.png" xlink:type="simple" xlink:show="embed" xlink:actuate="onLoad" loext:mime-type="image/png"/></draw:frame><draw:frame draw:style-name="fr1" draw:name="Image3" text:anchor-type="paragraph" svg:x="10.41cm" svg:y="0.31cm" svg:width="6.72cm" svg:height="1.958cm" draw:z-index="3"><draw:image xlink:href="Pictures/10000201000000FE0000004AD758BDC30C5C9D0E.png" xlink:type="simple" xlink:show="embed" xlink:actuate="onLoad" loext:mime-type="image/png"/></draw:frame><draw:frame draw:style-name="fr1" draw:name="Image4" text:anchor-type="paragraph" svg:x="4.029cm" svg:y="6.244cm" svg:width="9.155cm" svg:height="2.884cm" draw:z-index="5"><draw:image xlink:href="Pictures/100002010000015A0000006D4694CC9B0B91F254.png" xlink:type="simple" xlink:show="embed" xlink:actuate="onLoad" loext:mime-type="image/png"/></draw:frame><draw:frame draw:style-name="fr1" draw:name="Image5" text:anchor-type="paragraph" svg:x="3.632cm" svg:y="10.53cm" svg:width="12.224cm" svg:height="2.514cm" draw:z-index="6"><draw:image xlink:href="Pictures/10000201000001CE0000005F4B124C0C7DC45E81.png" xlink:type="simple" xlink:show="embed" xlink:actuate="onLoad" loext:mime-type="image/png"/></draw:frame><draw:frame draw:style-name="fr1" draw:name="Image6" text:anchor-type="paragraph" svg:x="5.26cm" svg:y="14.235cm" svg:width="8.281cm" svg:height="2.672cm" draw:z-index="8"><draw:image xlink:href="Pictures/100002010000013900000065791C6185B2DC6432.png" xlink:type="simple" xlink:show="embed" xlink:actuate="onLoad" loext:mime-type="image/png"/></draw:frame><draw:frame draw:style-name="fr1" draw:name="Image7" text:anchor-type="paragraph" svg:x="6.927cm" svg:y="17.752cm" svg:width="5.106cm" svg:height="1.826cm" draw:z-index="9"><draw:image xlink:href="Pictures/10000201000000C1000000459840795595B180FC.png" xlink:type="simple" xlink:show="embed" xlink:actuate="onLoad" loext:mime-type="image/png"/></draw:frame><draw:frame draw:style-name="fr1" draw:name="Image8" text:anchor-type="paragraph" svg:x="6.832cm" svg:y="21.334cm" svg:width="5.265cm" svg:height="1.323cm" draw:z-index="22"><draw:image xlink:href="Pictures/10000201000000C700000032A9E1387CAE1636AB.png" xlink:type="simple" xlink:show="embed" xlink:actuate="onLoad" loext:mime-type="image/png"/></draw:frame><draw:frame text:anchor-type="paragraph" draw:z-index="4" draw:name="Shape1" draw:style-name="gr2" draw:text-style-name="P3" svg:width="0.311cm" svg:height="0.816cm" svg:x="11.972cm" svg:y="0.836cm"><draw:text-box><text:p><text:span text:style-name="T1">x</text:span></text:p></draw:text-box></draw:frame><draw:custom-shape text:anchor-type="paragraph" draw:z-index="7" draw:name="Shape2" draw:style-name="gr3" draw:text-style-name="P4" svg:width="0.481cm" svg:height="1.294cm" svg:x="7.137cm" svg:y="1.709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2" draw:style-name="gr3" draw:text-style-name="P4" svg:width="0.481cm" svg:height="1.294cm" svg:x="10.41cm" svg:y="1.709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2" draw:style-name="gr3" draw:text-style-name="P4" svg:width="0.481cm" svg:height="1.294cm" svg:x="9.015cm" svg:y="9.126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2" draw:style-name="gr3" draw:text-style-name="P4" svg:width="0.481cm" svg:height="1.294cm" svg:x="9.068cm" svg:y="12.91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2" draw:style-name="gr3" draw:text-style-name="P4" svg:width="0.481cm" svg:height="1.294cm" svg:x="9.2cm" svg:y="16.693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14" draw:name="Shape3" draw:style-name="gr4" draw:text-style-name="P5" svg:x1="12.561cm" svg:y1="15.279cm" svg:x2="10.947cm" svg:y2="15.676cm"><text:p/></draw:line><draw:line text:anchor-type="paragraph" draw:z-index="15" draw:name="Shape3" draw:style-name="gr4" draw:text-style-name="P5" svg:x1="11.82cm" svg:y1="14.538cm" svg:x2="10.206cm" svg:y2="14.935cm"><text:p/></draw:line><draw:line text:anchor-type="paragraph" draw:z-index="16" draw:name="Shape3" draw:style-name="gr4" draw:text-style-name="P5" svg:x1="12.508cm" svg:y1="16.284cm" svg:x2="11.82cm" svg:y2="16.469cm"><text:p/></draw:line><draw:line text:anchor-type="paragraph" draw:z-index="17" draw:name="Shape3" draw:style-name="gr4" draw:text-style-name="P5" svg:x1="13.354cm" svg:y1="16.258cm" svg:x2="12.666cm" svg:y2="16.443cm"><text:p/></draw:line><draw:path text:anchor-type="paragraph" draw:z-index="18" draw:name="Shape4" draw:style-name="gr5" draw:text-style-name="P6" svg:width="8.063cm" svg:height="4.076cm" draw:transform="skewX (-1.13310786419608E-016) rotate (-0.698480766648131) translate (11.9432916666667cm 3.98109722222222cm)" svg:viewBox="0 0 8064 4077" svg:d="M0 0c7405 1 8064 4077 8064 4077"><text:p/></draw:path><draw:line text:anchor-type="paragraph" draw:z-index="19" draw:name="Shape5" draw:style-name="gr5" draw:text-style-name="P6" svg:x1="15.504cm" svg:y1="12.289cm" svg:x2="15.453cm" svg:y2="11.688cm"><text:p/></draw:line><draw:line text:anchor-type="paragraph" draw:z-index="20" draw:name="Shape5" draw:style-name="gr5" draw:text-style-name="P6" svg:x1="15.505cm" svg:y1="12.29cm" svg:x2="15.983cm" svg:y2="12.002cm"><text:p/></draw:line><draw:custom-shape text:anchor-type="paragraph" draw:z-index="0" draw:name="Shape6" draw:style-name="gr1" draw:text-style-name="P2" svg:width="5.952cm" svg:height="2.061cm" svg:x="5.992cm" svg:y="2.828cm"><text:p/><draw:enhanced-geometry svg:viewBox="0 0 21600 21600" draw:type="rectangle" draw:enhanced-path="M 0 0 L 21600 0 21600 21600 0 21600 0 0 Z N"/></draw:custom-shape><draw:custom-shape text:anchor-type="paragraph" draw:z-index="21" draw:name="Shape2" draw:style-name="gr3" draw:text-style-name="P4" svg:width="0.481cm" svg:height="1.294cm" svg:x="9.273cm" svg:y="19.747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PARA UMA FREQUÊNCIA DE 10H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06:12:14.878172917</meta:creation-date>
    <dc:date>2020-04-29T06:33:17.443585697</dc:date>
    <meta:editing-duration>PT10S</meta:editing-duration>
    <meta:editing-cycles>1</meta:editing-cycles>
    <meta:document-statistic meta:table-count="0" meta:image-count="8" meta:object-count="0" meta:page-count="1" meta:paragraph-count="1" meta:word-count="5" meta:character-count="27" meta:non-whitespace-character-count="23"/>
    <meta:generator>LibreOffice/6.0.7.3$Linux_X86_64 LibreOffice_project/00m0$Build-3</meta:generator>
  </office:meta>
</office:document-meta>
</file>